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0dbf99" officeooo:paragraph-rsid="000dbf99"/>
    </style:style>
    <style:style style:name="P2" style:family="paragraph" style:parent-style-name="Standard">
      <style:text-properties fo:color="#006600" loext:opacity="100%" style:font-name="DejaVu Sans" fo:font-size="12pt" style:font-size-asian="12pt" style:font-size-complex="12pt"/>
    </style:style>
    <style:style style:name="P3" style:family="paragraph" style:parent-style-name="Standard">
      <style:text-properties fo:color="#006600" loext:opacity="100%" style:font-name="DejaVu Sans" fo:font-size="12pt" officeooo:rsid="000dbf99" officeooo:paragraph-rsid="000dbf99" style:font-size-asian="12pt" style:font-size-complex="12pt"/>
    </style:style>
    <style:style style:name="P4" style:family="paragraph" style:parent-style-name="Standard">
      <style:text-properties fo:color="#006600" loext:opacity="100%" style:font-name="DejaVu Sans" fo:font-size="12pt" officeooo:paragraph-rsid="000dbf99" style:font-size-asian="12pt" style:font-size-complex="12pt"/>
    </style:style>
    <style:style style:name="P5" style:family="paragraph" style:parent-style-name="Standard">
      <style:paragraph-properties fo:text-align="center" style:justify-single-word="false"/>
      <style:text-properties style:font-name="DejaVu Sans" fo:font-size="12pt" officeooo:rsid="000dbf99" officeooo:paragraph-rsid="000dbf99" style:font-size-asian="12pt" style:font-size-complex="12pt"/>
    </style:style>
    <style:style style:name="P6" style:family="paragraph" style:parent-style-name="Standard">
      <style:text-properties style:font-name="DejaVu Sans" fo:font-size="12pt" officeooo:rsid="001230c0" officeooo:paragraph-rsid="001230c0"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1230c0" officeooo:paragraph-rsid="001230c0"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1230c0" officeooo:paragraph-rsid="00141364"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1230c0" officeooo:paragraph-rsid="0015c804" style:font-size-asian="12pt" style:font-size-complex="12pt"/>
    </style:style>
    <style:style style:name="P10" style:family="paragraph" style:parent-style-name="Standard">
      <style:paragraph-properties fo:text-align="justify" style:justify-single-word="false"/>
      <style:text-properties style:font-name="DejaVu Sans" fo:font-size="12pt" style:text-underline-style="none" officeooo:rsid="001230c0" officeooo:paragraph-rsid="001230c0" style:font-size-asian="12pt" style:font-size-complex="12pt"/>
    </style:style>
    <style:style style:name="P11" style:family="paragraph" style:parent-style-name="Standard">
      <style:text-properties style:font-name="DejaVu Sans" fo:font-size="12pt" style:text-underline-style="none" officeooo:rsid="001866a4" officeooo:paragraph-rsid="001866a4" style:font-size-asian="10.5pt" style:font-size-complex="12pt"/>
    </style:style>
    <style:style style:name="P12" style:family="paragraph" style:parent-style-name="Standard">
      <style:text-properties style:font-name="DejaVu Sans" officeooo:rsid="000dbf99"/>
    </style:style>
    <style:style style:name="P13" style:family="paragraph" style:parent-style-name="Standard">
      <style:text-properties style:font-name="DejaVu Sans" officeooo:rsid="000dbf99" officeooo:paragraph-rsid="000dbf99"/>
    </style:style>
    <style:style style:name="P14" style:family="paragraph" style:parent-style-name="Standard">
      <style:paragraph-properties fo:text-align="justify" style:justify-single-word="false"/>
      <style:text-properties style:font-name="DejaVu Sans" officeooo:rsid="000dbf99" officeooo:paragraph-rsid="000dbf99"/>
    </style:style>
    <style:style style:name="P15"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16" style:family="paragraph" style:parent-style-name="Standard">
      <style:text-properties style:font-name="DejaVu Sans" fo:font-size="15pt" style:text-underline-style="solid" style:text-underline-width="auto" style:text-underline-color="font-color" officeooo:rsid="001007a1" officeooo:paragraph-rsid="001007a1" style:font-size-asian="15pt" style:font-size-complex="15pt"/>
    </style:style>
    <style:style style:name="P17" style:family="paragraph" style:parent-style-name="Standard">
      <style:text-properties style:font-name="DejaVu Sans" fo:font-size="15pt" style:text-underline-style="solid" style:text-underline-width="auto" style:text-underline-color="font-color" officeooo:rsid="000f2363" officeooo:paragraph-rsid="000f2363" style:font-size-asian="15pt" style:font-size-complex="15pt"/>
    </style:style>
    <style:style style:name="P18" style:family="paragraph" style:parent-style-name="Standard">
      <style:text-properties style:font-name="DejaVu Sans" fo:font-size="15pt" style:text-underline-style="solid" style:text-underline-width="auto" style:text-underline-color="font-color" officeooo:rsid="001866a4" officeooo:paragraph-rsid="001230c0" style:font-size-asian="15pt" style:font-size-complex="15pt"/>
    </style:style>
    <style:style style:name="P19" style:family="paragraph" style:parent-style-name="Standard">
      <style:paragraph-properties fo:text-align="justify" style:justify-single-word="false"/>
      <style:text-properties style:font-name="DejaVu Sans" officeooo:rsid="000f2363" officeooo:paragraph-rsid="000f2363"/>
    </style:style>
    <style:style style:name="P20" style:family="paragraph" style:parent-style-name="Standard">
      <style:paragraph-properties fo:text-align="center" style:justify-single-word="false"/>
      <style:text-properties fo:color="#ff0000" loext:opacity="100%" style:font-name="DejaVu Sans" fo:font-size="18pt" fo:font-style="italic" style:text-underline-style="solid" style:text-underline-width="auto" style:text-underline-color="font-color" officeooo:rsid="001230c0" officeooo:paragraph-rsid="001230c0" style:font-size-asian="18pt" style:font-style-asian="italic" style:font-size-complex="18pt" style:font-style-complex="italic"/>
    </style:style>
    <style:style style:name="P21" style:family="paragraph" style:parent-style-name="Standard">
      <style:paragraph-properties fo:text-align="justify" style:justify-single-word="false"/>
      <style:text-properties officeooo:paragraph-rsid="00141364"/>
    </style:style>
    <style:style style:name="P22" style:family="paragraph" style:parent-style-name="Standard">
      <style:paragraph-properties fo:text-align="justify" style:justify-single-word="false"/>
      <style:text-properties officeooo:paragraph-rsid="001230c0"/>
    </style:style>
    <style:style style:name="P23" style:family="paragraph" style:parent-style-name="Standard">
      <style:text-properties fo:color="#006600" loext:opacity="100%" style:font-name="DejaVu Sans" fo:font-size="12pt" officeooo:rsid="000dbf99" officeooo:paragraph-rsid="000f2363" style:font-size-asian="12pt" style:font-size-complex="12pt"/>
    </style:style>
    <style:style style:name="T1" style:family="text">
      <style:text-properties officeooo:rsid="000dbf99"/>
    </style:style>
    <style:style style:name="T2" style:family="text">
      <style:text-properties style:font-name="DejaVu Sans" fo:font-size="12pt" officeooo:rsid="001230c0" style:font-size-asian="12pt" style:font-size-complex="12pt"/>
    </style:style>
    <style:style style:name="T3" style:family="text">
      <style:text-properties style:font-name="DejaVu Sans" fo:font-size="12pt" officeooo:rsid="00141364" style:font-size-asian="12pt" style:font-size-complex="12pt"/>
    </style:style>
    <style:style style:name="T4" style:family="text">
      <style:text-properties officeooo:rsid="00141364"/>
    </style:style>
    <style:style style:name="T5" style:family="text">
      <style:text-properties officeooo:rsid="0015c804"/>
    </style:style>
    <style:style style:name="T6" style:family="text">
      <style:text-properties officeooo:rsid="001a434d"/>
    </style:style>
    <style:style style:name="T7" style:family="text">
      <style:text-properties officeooo:rsid="001b93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Y-METEO</text:p>
      <text:p text:style-name="P2"/>
      <text:p text:style-name="P3"/>
      <text:p text:style-name="P3"/>
      <text:p text:style-name="P20">READ-ME :</text:p>
      <text:p text:style-name="P4"/>
      <text:p text:style-name="P12"/>
      <text:p text:style-name="P17">Prérequis :</text:p>
      <text:p text:style-name="P14">Notre projet CY-METEO permet de traiter un fichier de données météorologiques dans le but d’afficher des graphiques. </text:p>
      <text:p text:style-name="P14">CY-METEO permet de traiter et de filtrer le fichier entré afin d’afficher des graphiques en fonction des précipitations, des températures, de l’humidité, de la vitesse et l’orientation des vents, mais aussi en fonction du lieu et de la période donnée. </text:p>
      <text:p text:style-name="P19">Le langage C permet de trier les lignes du fichier de données fourni à l’aide de différentes méthodes : un AVL, un ABR, une liste chaînée. </text:p>
      <text:p text:style-name="P19">Le script Shell permet de filtrer les données en fonction des demandes de l’utilisateur, de créer un fichier avec ces données, puis d’appeler le programme C qui va trier le fichier. Ce processus va permettre de créer et d’afficher les graphiques demandés. </text:p>
      <text:p text:style-name="P13"/>
      <text:p text:style-name="P15">Pour le Shell :</text:p>
      <text:p text:style-name="P7">- <text:span text:style-name="T4">La fonction</text:span> "Options_<text:span text:style-name="T4">Fin</text:span>" <text:span text:style-name="T4">permet de supprimer les fichiers csv temporaires puis de quitter le programme.</text:span></text:p>
      <text:p text:style-name="P7"/>
      <text:p text:style-name="P8">- <text:span text:style-name="T4">La fonction</text:span> "Options_Tris" <text:span text:style-name="T4">permet de sélectionner le type de tris que l’utilisateur à entré en argument puis appelle la fonction </text:span>"Options_<text:span text:style-name="T4">Fin</text:span>".</text:p>
      <text:p text:style-name="P7"/>
      <text:p text:style-name="P9">- <text:span text:style-name="T4">La fonction</text:span> "Tris_Tris" <text:span text:style-name="T4">permet de récupérer l’argument correspondant au lieu puis appelle la fonction </text:span>"Options_Tris".</text:p>
      <text:p text:style-name="P7"/>
      <text:p text:style-name="P9">- <text:span text:style-name="T5">La fonction</text:span> "Options_Modes" <text:span text:style-name="T4">permet de sélectionner le type de </text:span><text:span text:style-name="T5">modes</text:span><text:span text:style-name="T4"> que l’utilisateur à entré en argument puis appelle la fonction </text:span>"<text:span text:style-name="T5">Tris_Tris</text:span>".</text:p>
      <text:p text:style-name="P7"/>
      <text:p text:style-name="P9">- <text:span text:style-name="T5">La fonction</text:span> "Tris_Modes" <text:span text:style-name="T4">permet de récupérer l’argument correspondant au </text:span><text:span text:style-name="T5">mode</text:span><text:span text:style-name="T4"> </text:span><text:span text:style-name="T7">puis </text:span><text:span text:style-name="T4">appelle la fonction </text:span>"Options_<text:span text:style-name="T5">Modes</text:span>".</text:p>
      <text:p text:style-name="P7"/>
      <text:p text:style-name="P8">- <text:span text:style-name="T4">La fonction</text:span> "Options_Dates" <text:span text:style-name="T4">permet de sélectionner la date que l’utilisateur a entré en argument, puis appelle la fonction </text:span>"Tris_Modes".</text:p>
      <text:p text:style-name="P22"/>
      <text:p text:style-name="P21"><text:span text:style-name="T2">-</text:span><text:span text:style-name="T3">La fonction</text:span><text:span text:style-name="T2"> "Tris_Dates" </text:span><text:span text:style-name="T3">permet de récupérer l’argument correspondant à la date puis appelle la fonction</text:span><text:span text:style-name="T2"> "Options_Dates".</text:span></text:p>
      <text:p text:style-name="P7"/>
      <text:p text:style-name="P8">- <text:span text:style-name="T4">La fonction</text:span> "Options_Lieux" <text:span text:style-name="T4">permet de sélectionner le lieu que l’utilisateur a entré en argument puis appelle la fonction </text:span>"Tris_Dates".</text:p>
      <text:p text:style-name="P7"/>
      <text:p text:style-name="P8">- La fonction "Tris_Lieux" permet de récupérer <text:span text:style-name="T4">l’argument correspondant au lieu et d’appeler la fonction </text:span>"<text:span text:style-name="T4">Options</text:span>_Lieux".</text:p>
      <text:p text:style-name="P7"/>
      <text:p text:style-name="P8"><text:soft-page-break/>- La fonction "Option_Verification" permet de vérifier que l’utilisateur a entré un argument valide, ainsi que le nom du fichier « .csv » et la syntaxe de la date <text:span text:style-name="T4">puis appelle la fonction </text:span>"Tris_Lieux".</text:p>
      <text:p text:style-name="P7"/>
      <text:p text:style-name="P8">- La fonction "Option_Help" permet de vérifier et d’afficher les options que l’utilisateur peut effectuer si il le demande à l’aide de la commande –help. Sinon, celle si vérifie que celui-ci n’a pas entré plusieurs fois le même argument. <text:span text:style-name="T4">Puis elle appelle la fonction </text:span>"Option_Verification".</text:p>
      <text:p text:style-name="P6"/>
      <text:p text:style-name="P10">Voici les options de type de données :</text:p>
      <text:p text:style-name="P10">-t&lt;mode&gt; : pour avoir la température;</text:p>
      <text:p text:style-name="P10"><text:tab/>-&gt; t1 : températures minimales, maximales et moyennes par station et dans l'ordre croissant du numéro de station; </text:p>
      <text:p text:style-name="P10"><text:tab/>-&gt; t2 : températures moyennes sur toutes les stations, par date/heure et triées dans l'ordre chronologique; </text:p>
      <text:p text:style-name="P10"><text:tab/>-&gt; t3 : températures par date/heure et triées dans l'ordre chronologique, puis dans l'ordre croissant de l'identifiant de la station. </text:p>
      <text:p text:style-name="P10">-p&lt;mode&gt; : pour avoir la pression atmosphérique;</text:p>
      <text:p text:style-name="P10"><text:tab/>-&gt; t1 : pressions minimales, maximales et moyennes par station et dans l'ordre croissant du numéro de station; </text:p>
      <text:p text:style-name="P10"><text:tab/>-&gt; t2 : pression moyennes sur toutes les stations, par date/heure et triées dans l'ordre chronologique; </text:p>
      <text:p text:style-name="P10"><text:tab/>-&gt; t3 : pression par date/heure et triées dans l'ordre chronologique, puis dans l'ordre croissant de l'identifiant de la station. </text:p>
      <text:p text:style-name="P10"/>
      <text:p text:style-name="P10">-w : pour avoir le vent;</text:p>
      <text:p text:style-name="P10">-m : pour avoir l'humidité; </text:p>
      <text:p text:style-name="P10">-h : pour avoir l'altitude de chaque station; </text:p>
      <text:p text:style-name="P10">Toute fois, vous pouvez entrer plusieurs de ces options.</text:p>
      <text:p text:style-name="P10"/>
      <text:p text:style-name="P10">Voici les options de lieux : </text:p>
      <text:p text:style-name="P10">-F : pour avoir la France métropolitaine et la Corse;</text:p>
      <text:p text:style-name="P10">-G : pour avoir la Guyane française; </text:p>
      <text:p text:style-name="P10">-S : pour avoir Saint-Pierre et Miquelon; </text:p>
      <text:p text:style-name="P10">-A : pour avoir les Antilles; "</text:p>
      <text:p text:style-name="P10">-O : pour avoir l'Océan indien; </text:p>
      <text:p text:style-name="P10">-Q : pour avoir l'Antarctique;</text:p>
      <text:p text:style-name="P10">Toute fois : </text:p>
      <text:p text:style-name="P10">- Cette option n'est pas obligatoire. Si aucune de ces options n'est entrée, la zone séléctionée sera le monde entier;</text:p>
      <text:p text:style-name="P10">- Vous ne pouvez pas entrer plusieurs lieux.</text:p>
      <text:p text:style-name="P10"/>
      <text:p text:style-name="P10">Voici les options de temps :</text:p>
      <text:p text:style-name="P10">-d&lt;min&gt;&lt;max&gt; : pour avoir la date;</text:p>
      <text:p text:style-name="P10">le format pour la date est le suivant : -d YYYY-MM-DD YYYY-MM-DD; </text:p>
      <text:p text:style-name="P10">Toute fois : \033[0m"</text:p>
      <text:p text:style-name="P10">- Vous ne pouvez pas entrer plusieurs fois d'intervalle de temps. </text:p>
      <text:p text:style-name="P10"/>
      <text:p text:style-name="P10">Voici les options de tris : </text:p>
      <text:p text:style-name="P10">--tab : pour trier à l'aide d'une liste chaînée;</text:p>
      <text:p text:style-name="P10"><text:soft-page-break/>--abr : pour trier à l'aide d'un arbre binaire de recherche ABR; </text:p>
      <text:p text:style-name="P10">--avl : pour trier à l'aide d'un arbre binaire de recherche équilibré AVL;</text:p>
      <text:p text:style-name="P10">Toute fois :</text:p>
      <text:p text:style-name="P10">- Cette option n'est pas obligatoire. Si aucune de ces options n'est entrée, le tri sera fait à l'aide d'un arbre binaire de recherche équilibré AVL.</text:p>
      <text:p text:style-name="P10">- Vous ne pouvez pas entrer plusieurs mode de tri.</text:p>
      <text:p text:style-name="P10"/>
      <text:p text:style-name="P10">-f &lt;nomdufichier&gt; : pour entrer le nom du fichier; </text:p>
      <text:p text:style-name="P10">le format pour le fichier est le suivant : -f 'nomfichier'.csv ; </text:p>
      <text:p text:style-name="P10">- Cette option est obligatoire."</text:p>
      <text:p text:style-name="P10"/>
      <text:p text:style-name="P10">Attention ! </text:p>
      <text:p text:style-name="P10">Vous ne pouvez pas entrer plusieurs fois le même argument. Si cela arrive, un message d'erreur vous sera affiché.</text:p>
      <text:p text:style-name="P10"/>
      <text:p text:style-name="P15">Pour le C :</text:p>
      <text:p text:style-name="P18"/>
      <text:p text:style-name="P11">Nous n’avons malheureusement pas pu faire fonctionner correctement tout nos programmes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CQUEL Lili-Rose et FARRIS Théo <text:tab/><text:tab/>PreIng2 MI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5:14:40.525404083</meta:creation-date>
    <dc:date>2023-02-03T22:10:59.650175884</dc:date>
    <meta:editing-duration>PT1H8M27S</meta:editing-duration>
    <meta:editing-cycles>6</meta:editing-cycles>
    <meta:generator>LibreOffice/7.3.7.2$Linux_X86_64 LibreOffice_project/30$Build-2</meta:generator>
    <meta:document-statistic meta:table-count="0" meta:image-count="0" meta:object-count="0" meta:page-count="3" meta:paragraph-count="62" meta:word-count="804" meta:character-count="4925" meta:non-whitespace-character-count="4154"/>
  </office:meta>
</office:document-meta>
</file>